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fo:color="#000000" style:font-name="Liberation Sans" fo:font-size="10pt" fo:language="none" fo:country="none" fo:font-weight="bold" style:font-name-asian="Droid Sans" style:font-size-asian="10pt" style:language-asian="none" style:country-asian="none" style:font-weight-asian="bold" style:font-name-complex="Droid Sans" style:font-size-complex="10pt" style:language-complex="none" style:country-complex="none" style:font-weight-complex="bold"/>
    </style:style>
    <style:style style:name="ce4" style:family="table-cell" style:parent-style-name="Default">
      <style:text-properties fo:color="#000000" style:font-name="Liberation Sans" fo:language="none" fo:country="none" fo:font-weight="bold" style:font-name-asian="Droid Sans" style:language-asian="none" style:country-asian="none" style:font-weight-asian="bold" style:font-name-complex="Droid Sans" style:language-complex="none" style:country-complex="none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165in" svg:height="3.4606in" svg:x="0in" svg:y="3.1764in">
            <draw:object draw:notify-on-update-of-ranges="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ext file no.</text:p>
          </table:table-cell>
          <table:table-cell table:style-name="ce1" office:value-type="string" calcext:value-type="string">
            <text:p>BST Height</text:p>
          </table:table-cell>
          <table:table-cell table:style-name="ce1" office:value-type="string" calcext:value-type="string">
            <text:p>No. of Excep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32641" calcext:value-type="float">
            <text:p>3264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2690" calcext:value-type="float">
            <text:p>3269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2786" calcext:value-type="float">
            <text:p>3278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2852" calcext:value-type="float">
            <text:p>3285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686" calcext:value-type="float">
            <text:p>3268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2641" calcext:value-type="float">
            <text:p>3264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2676" calcext:value-type="float">
            <text:p>3267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2927" calcext:value-type="float">
            <text:p>32927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2820" calcext:value-type="float">
            <text:p>3282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2867" calcext:value-type="float">
            <text:p>328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in height</text:p>
          </table:table-cell>
          <table:table-cell table:formula="of:=MIN([.B2:.B11])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 height</text:p>
          </table:table-cell>
          <table:table-cell table:formula="of:=MAX([.B2:.B11])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erage height</text:p>
          </table:table-cell>
          <table:table-cell table:formula="of:=AVERAGE([.B2:.B11])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an height</text:p>
          </table:table-cell>
          <table:table-cell table:formula="of:=MEDIAN([.B2:.B11])" office:value-type="float" office:value="49.5" calcext:value-type="float">
            <text:p>4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formula="of:=STDEV([.B2:.B11])" office:value-type="float" office:value="2.67498701969852" calcext:value-type="float">
            <text:p>2.6749870197</text:p>
          </table:table-cell>
          <table:table-cell table:number-columns-repeated="1022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1" office:value-type="string" calcext:value-type="string">
            <text:p>1. Is lg(N) or N a better approximation for your measured heights? Why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g(N) is a better approximation for measured heights as the function as the time it takes t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a result is more similar to a constant time operation. Whereas would depend on the numbe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items which is is not the cas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. How much variance is there in the height of these trees? Is this surprising? Why/not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 is little variance in the measured heights of the trees as they are relatively short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3. How many duplicate values were there (on average)? Is this surprising? Why or why not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 were an average of 703.3 duplicate values, this is not surprising as the increase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uplicates in each file progressed, the average still remained close to the middl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4.The "big Oh" notation O(f(n)) implies that there are constants a and b, such that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* f(n) + b describes the reality for which O(f(n)) is an approximation. <text:s/>A balanced BST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f N items has height O(lg(N)). Theoretically, there should be values a and b such a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that a * lg(N) + b describes the actual height of a BST built using random data.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sing your experimental results, what is a reasonable value for a?</text:p>
          </table:table-cell>
          <table:table-cell table:style-name="Default"/>
          <table:table-cell table:style-name="ce6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The value obtained for a was 50.4/ln(2^20) = 3.63559150304 which is quite a reasonable measure.</text:p>
          </table:table-cell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rjo Maitra</meta:initial-creator>
    <meta:creation-date>2016-04-26T14:03:44.444106555</meta:creation-date>
    <dc:date>2016-04-26T14:39:48.125666205</dc:date>
    <dc:creator>Shurjo Maitra</dc:creator>
    <meta:editing-duration>PT33M21S</meta:editing-duration>
    <meta:editing-cycles>23</meta:editing-cycles>
    <meta:generator>LibreOffice/4.2.8.2$Linux_X86_64 LibreOffice_project/420m0$Build-2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37cm" svg:height="8.791cm" xlink:href=".." xlink:type="simple" chart:class="chart:bar" chart:style-name="ch1">
        <chart:title svg:x="5.753cm" svg:y="0.311cm" chart:style-name="ch2">
          <text:p>Txt file BST heights</text:p>
        </chart:title>
        <chart:plot-area chart:style-name="ch3" table:cell-range-address="Sheet1.B1:Sheet1.B11" chart:data-source-has-labels="row" svg:x="1.321cm" svg:y="1.265cm" svg:width="13.906cm" svg:height="6.37cm">
          <chartooo:coordinate-region svg:x="1.942cm" svg:y="1.464cm" svg:width="13.285cm" svg:height="5.524cm"/>
          <chart:axis chart:dimension="x" chart:name="primary-x" chart:style-name="ch4">
            <chart:title svg:x="7.423cm" svg:y="7.81cm" chart:style-name="ch5">
              <text:p>Text file no.</text:p>
            </chart:title>
          </chart:axis>
          <chart:axis chart:dimension="y" chart:name="primary-y" chart:style-name="ch6">
            <chart:title svg:x="0.451cm" svg:y="5.288cm" chart:style-name="ch7">
              <text:p>BST height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T Heigh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